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80" style:font-name="Times New Roman" fo:language="en" fo:country="US" fo:font-weight="bold" style:font-weight-asian="bold" style:font-weight-complex="bold"/>
    </style:style>
    <style:style style:name="T7" style:family="text">
      <style:text-properties fo:color="#cc3300" style:font-name="Times New Roman"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Электроника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Электроника».</text:p>
            <text:p text:style-name="P2">Все блоки библиотеки «Электроника» представляют собой субмодели, внешний вид которых приближен к изображению соотвествующих элементов на электрических схемах.</text:p>
            <text:p text:style-name="P2"><text:span text:style-name="T4">Метод узловых потенциалов</text:span> является <text:span text:style-name="T4">стандартным</text:span> для решения электросетевых задач и применяется в специализированных расчётных программах, таких как SPICE. К преимуществам данного метода можно отнести <text:span text:style-name="T5">отсуствие</text:span> топологических ограничений, присущих например методу контурных токов.</text:p>
            <text:p text:style-name="P2">Для <text:span text:style-name="T5">топологически полного</text:span> описания электрически сетей в рамках <text:span text:style-name="T4">метода узловых потенциалов</text:span> в модели должны присутсвовать следующие типы элементов:</text:p>
            <text:list xml:id="list8693365404894684479" text:style-name="L1">
              <text:list-item>
                <text:p text:style-name="P3">граничный узел электрической сети;</text:p>
              </text:list-item>
              <text:list-item>
                <text:p text:style-name="P3">узел электрической сети;</text:p>
              </text:list-item>
              <text:list-item>
                <text:p text:style-name="P3">ветвление электрической сети;</text:p>
              </text:list-item>
              <text:list-item>
                <text:p text:style-name="P3">линейное сопротивление;</text:p>
              </text:list-item>
              <text:list-item>
                <text:p text:style-name="P3">нелинейное сопротивление;</text:p>
              </text:list-item>
              <text:list-item>
                <text:p text:style-name="P3">индуктивность;</text:p>
              </text:list-item>
              <text:list-item>
                <text:p text:style-name="P3">ёмкость;</text:p>
              </text:list-item>
              <text:list-item>
                <text:p text:style-name="P3">источник напряжения;</text:p>
              </text:list-item>
              <text:list-item>
                <text:p text:style-name="P3">источник тока.</text:p>
              </text:list-item>
            </text:list>
            <text:p text:style-name="P2">Более сложные объекты могут быть построены из этих элементарных объектов и входо-выходных блоков стандартной библиотеки блоков <text:span text:style-name="T6">Sim</text:span><text:span text:style-name="T7">In</text:span><text:span text:style-name="T6">Tech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лектроника</dc:title>
    <dc:date>2014-12-26T11:52:53.82</dc:date>
    <meta:generator>OpenOffice/4.1.1$Win32 OpenOffice.org_project/411m6$Build-9775</meta:generator>
    <meta:editing-duration>PT4H46M56S</meta:editing-duration>
    <meta:editing-cycles>139</meta:editing-cycles>
    <meta:document-statistic meta:table-count="1" meta:image-count="0" meta:object-count="0" meta:page-count="1" meta:paragraph-count="15" meta:word-count="122" meta:character-count="991"/>
    <meta:user-defined meta:name="Поле 1"/>
    <meta:user-defined meta:name="Поле 2"/>
    <meta:user-defined meta:name="Поле 3"/>
    <meta:user-defined meta:name="Поле 4"/>
  </office:meta>
</office:document-meta>
</file>